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4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c0504d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808080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0000" style:text-line-through-styl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b2b2b2" style:text-line-through-styl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57cm" svg:height="1.436cm" svg:x="7.005cm" svg:y="1.418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4cm" svg:height="5.585cm" svg:x="1.729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18.913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{’&lt;label&gt;’}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3.529cm" svg:y="3.7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4cm" svg:y="1.287cm">
          <text:p text:style-name="P1"><text:span text:style-name="T2">構造定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3.679cm" svg:y="8.7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029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3.756cm" svg:y="14.1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7179 40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3.731cm" svg:y="12.1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8128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2cm" svg:height="1.013cm" svg:x="3.486cm" svg:y="2.4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1075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1.582cm" svg:y="12.2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6.218cm" svg:height="1.013cm" svg:x="0.182cm" svg:y="3.6cm">
          <text:p text:style-name="P1"><text:span text:style-name="T2">オペレータの検討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3" draw:layer="layout" svg:width="20.815cm" svg:height="4.821cm" svg:x="1.523cm" svg:y="5.301cm">
          <text:p text:style-name="P1"><text:span text:style-name="T2"><text:s text:c="2"/></text:span><text:span text:style-name="T2">- </text:span><text:span text:style-name="T2">より高度な操作に対応するため”オペレータ”の概念を導入</text:span></text:p>
          <text:p text:style-name="P1"><text:span text:style-name="T2"><text:s text:c="2"/></text:span><text:span text:style-name="T2">- </text:span><text:span text:style-name="T2">木構造の変更を伴う効果をもたらすものはオペレータとする</text:span></text:p>
          <text:p text:style-name="P1"><text:span text:style-name="T2"><text:s text:c="2"/></text:span><text:span text:style-name="T2">（項参照は言語構造そのものなのでオペレータではない）</text:span></text:p>
          <text:p text:style-name="P1"><text:span text:style-name="T2"><text:s text:c="2"/></text:span><text:span text:style-name="T2">- </text:span><text:span text:style-name="T2">それ以外の効果をもたらすものも、場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オペレータと呼ぶ</text:span></text:p>
          <text:p text:style-name="P1"><text:span text:style-name="T2"><text:s text:c="2"/></text:span><text:span text:style-name="T2">- </text:span><text:span text:style-name="T2">オペレータの引数は、「自分自身以降の木」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667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492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:#10$</text:span><text:span text:style-name="T3">(#1[2],#2[2],#3[2],#4[4,2])</text:span><text:span text:style-name="T6">)</text:span></text:p>
          <draw:enhanced-geometry draw:mirror-horizontal="false" draw:mirror-vertical="false" svg:viewBox="0 0 763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1071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30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3.17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:#10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856cm" svg:height="1.013cm" svg:x="2.16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A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:#10$</text:span><text:span text:style-name="T3">(#1[2],#2[2],#3[2],$#4</text:span><text:span text:style-name="T6">$:#11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custom-shape draw:name="テキスト ボックス 3" draw:style-name="gr1" draw:text-style-name="P3" draw:layer="layout" svg:width="9.067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906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21.834cm" svg:height="1.013cm" svg:x="3.18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110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3" draw:layer="layout" svg:width="12.357cm" svg:height="1.436cm" svg:x="7.005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3" draw:layer="layout" svg:width="19.126cm" svg:height="1.013cm" svg:x="0.377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191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3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13.035cm" svg:height="0.843cm" svg:x="1.165cm" svg:y="7.425cm">
          <text:p text:style-name="P1"><text:span text:style-name="T3">$PI$(</text:span><text:span text:style-name="T6">$BIND$</text:span><text:span text:style-name="T3">(Length,Weight),Quantity($#4,</text:span><text:span text:style-name="T6">$BIND$</text:span><text:span text:style-name="T3">(mm,kg)))</text:span></text:p>
          <draw:enhanced-geometry draw:mirror-horizontal="false" draw:mirror-vertical="false" svg:viewBox="0 0 116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BIND:#10[]$</text:span><text:span text:style-name="T3">([4](#4[2]))</text:span><text:span text:style-name="T6">)</text:span></text:p>
          <draw:enhanced-geometry draw:mirror-horizontal="false" draw:mirror-vertical="false" svg:viewBox="0 0 623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3" draw:layer="layout" svg:width="15.286cm" svg:height="4.823cm" svg:x="1.273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3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3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901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3" draw:layer="layout" svg:width="4.245cm" svg:height="1.013cm" svg:x="15.75cm" svg:y="3.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タイトルとコンテンツ" presentation:presentation-page-layout-name="AL2T11">
        <draw:custom-shape draw:name="テキスト ボックス 3" draw:style-name="gr1" draw:text-style-name="P3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3" draw:layer="layout" svg:width="21.834cm" svg:height="1.013cm" svg:x="2.17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(B)</text:span><text:span text:style-name="T2">）</text:span></text:p>
          <draw:enhanced-geometry draw:mirror-horizontal="false" draw:mirror-vertical="false" svg:viewBox="0 0 2317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3" draw:layer="layout" svg:width="12.357cm" svg:height="1.436cm" svg:x="6.052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3" draw:layer="layout" svg:width="22.22cm" svg:height="1.013cm" svg:x="0.415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2222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3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3" draw:layer="layout" svg:width="5.335cm" svg:height="0.843cm" svg:x="0.971cm" svg:y="7.732cm">
          <text:p text:style-name="P1"><text:span text:style-name="T3">$PI$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3" draw:layer="layout" svg:width="11.629cm" svg:height="1.435cm" svg:x="0.871cm" svg:y="4.299cm">
          <text:p text:style-name="P1"><text:span text:style-name="T6">(#10$FILE$("data.ns3.csv"),#11$FILE$("num.csv"),</text:span></text:p>
          <text:p text:style-name="P1"><text:span text:style-name="T6">$BIND:#10[]$</text:span><text:span text:style-name="T3">(#1[2],#2[2],#3[2],$#4</text:span><text:span text:style-name="T6">$BIND:#11[]$</text:span><text:span text:style-name="T3">[4,2])</text:span><text:span text:style-name="T6">)</text:span></text:p>
          <draw:enhanced-geometry draw:mirror-horizontal="false" draw:mirror-vertical="false" svg:viewBox="0 0 9030 20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3" draw:layer="layout" svg:width="15.286cm" svg:height="4.823cm" svg:x="1.279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15262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3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3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3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527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3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4240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3" draw:layer="layout" svg:width="4.245cm" svg:height="1.013cm" svg:x="12.792cm" svg:y="3.238cm">
          <text:p text:style-name="P1"><text:span text:style-name="T2">- CSV: num.csv</text:span></text:p>
          <draw:enhanced-geometry draw:mirror-horizontal="false" draw:mirror-vertical="false" svg:viewBox="0 0 4251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100%" style:font-name="Calibri1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日付プレースホルダー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マスター タイトルの書式設定</text:span></text:p>
        </draw:text-box>
      </draw:frame>
      <draw:frame draw:name="コンテンツ プレースホルダー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マスター テキストの書式設定</text:span></text:p>
              <text:list>
                <text:list-item>
                  <text:p text:style-name="MP9"><text:span text:style-name="MT5">第 </text:span><text:span text:style-name="MT5">2 </text:span><text:span text:style-name="MT5">レベル</text:span></text:p>
                  <text:list>
                    <text:list-item>
                      <text:p text:style-name="MP10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1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1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0-06-11">6/11/20</text:date></text:span></text:p>
        </draw:text-box>
      </draw:frame>
      <draw:frame draw:name="フッター プレースホルダー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66</meta:editing-cycles>
    <meta:creation-date>2020-04-16T04:11:41</meta:creation-date>
    <dc:date>2020-06-11T12:44:02.514688924</dc:date>
    <meta:editing-duration>PT4H34M41S</meta:editing-duration>
    <meta:generator>LibreOffice/4.1.6.2$MacOSX_x86 LibreOffice_project/40ff705089295be5be0aae9b15123f687c05b0a</meta:generator>
    <meta:document-statistic meta:object-count="149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